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56cm"/>
    </style:style>
    <style:style style:name="Table1.B" style:family="table-column">
      <style:table-column-properties style:column-width="13.74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06b9d2" officeooo:paragraph-rsid="0006b9d2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 style:writing-mode="lr-tb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>
      <style:text-properties fo:font-size="14pt" fo:font-weight="bold" officeooo:rsid="0006b9d2" officeooo:paragraph-rsid="0006b9d2" style:font-size-asian="14pt" style:font-weight-asian="bold" style:font-size-complex="14pt" style:font-weight-complex="bold"/>
    </style:style>
    <style:style style:name="T1" style:family="text">
      <style:text-properties officeooo:rsid="0006b9d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Langraph Node approach:</text:h>
      <text:h text:style-name="P1" text:outline-level="3"><text:span text:style-name="Strong_20_Emphasis">LangGraph Memory with </text:span><text:span text:style-name="Strong_20_Emphasis"><text:span text:style-name="Source_20_Text">MemorySaver</text:span></text:span></text:h>
      <text:h text:style-name="Heading_20_4" text:outline-level="4">What it does:</text:h>
      <text:p text:style-name="Text_20_body"><text:span text:style-name="Source_20_Text">MemorySaver</text:span> is used as the <text:span text:style-name="Strong_20_Emphasis">checkpointer</text:span> when compiling the <text:span text:style-name="Source_20_Text">StateGraph</text:span>:</text:p>
      <text:p text:style-name="Preformatted_20_Text">python</text:p>
      <text:p text:style-name="Preformatted_20_Text">CopyEdit</text:p>
      <text:p text:style-name="P3"><text:span text:style-name="Source_20_Text">app = workflow.compile(checkpointer=MemorySaver())</text:span></text:p>
      <text:h text:style-name="Heading_20_4" text:outline-level="4">Purpose:</text:h>
      <text:p text:style-name="Text_20_body">It <text:span text:style-name="Strong_20_Emphasis">stores the intermediate state</text:span> (<text:span text:style-name="Source_20_Text">CustomState</text:span>) between nodes during the graph execution.</text:p>
      <text:h text:style-name="Heading_20_4" text:outline-level="4"><text:span text:style-name="T1">H</text:span>ow it helps with follow-up:</text:h>
      <text:list xml:id="list2488672801" text:style-name="L13">
        <text:list-item>
          <text:p text:style-name="P16">On every user question, <text:span text:style-name="Source_20_Text">MemorySaver</text:span> ensures the <text:span text:style-name="Strong_20_Emphasis">chat history (</text:span><text:span text:style-name="Strong_20_Emphasis"><text:span text:style-name="Source_20_Text">messages</text:span></text:span><text:span text:style-name="Strong_20_Emphasis">) is passed</text:span> into the next node.</text:p>
        </text:list-item>
        <text:list-item>
          <text:p text:style-name="P16">Since <text:span text:style-name="Source_20_Text">messages</text:span> include previous <text:span text:style-name="Source_20_Text">HumanMessage</text:span> and <text:span text:style-name="Source_20_Text">AIMessage</text:span>, the model gets <text:span text:style-name="Strong_20_Emphasis">full conversation context</text:span> for generating relevant follow-up SQL queries.</text:p>
        </text:list-item>
        <text:list-item>
          <text:p text:style-name="P16">This lets the model <text:span text:style-name="Strong_20_Emphasis">understand user intent even in vague or dependent questions</text:span> like:</text:p>
          <text:list>
            <text:list-item>
              <text:p text:style-name="P16">"What about April?"</text:p>
            </text:list-item>
            <text:list-item>
              <text:p text:style-name="P16">"Can you also give me the top 5?"</text:p>
            </text:list-item>
          </text:list>
        </text:list-item>
      </text:list>
      <text:p text:style-name="Text_20_body">So even if the current question is <text:span text:style-name="Strong_20_Emphasis">not self-contained</text:span>, the full context is available in <text:span text:style-name="Source_20_Text">state["messages"]</text:span>, kept alive by LangGraph's internal memory flow.</text:p>
      <text:h text:style-name="P1" text:outline-level="3"><text:s/></text:h>
      <text:p text:style-name="P17">2. Gemini Features for memory management approach:</text:p>
      <text:h text:style-name="Heading_20_3" text:outline-level="3">Summary: Excel QA Chatbot with Gemini + Streamlit</text:h>
      <text:p text:style-name="Text_20_body">This app lets users upload an Excel file, then interact with a chatbot (using Google Gemini API) to ask questions or request visualizations based on the uploaded data.</text:p>
      <text:h text:style-name="Heading_20_3" text:outline-level="3">Key Memory Management (State Handling)</text:h>
      <text:p text:style-name="Text_20_body">State is managed using <text:span text:style-name="Source_20_Text">st.session_state</text:span> to maintain a persistent chat experience during interaction:</text:p>
      <table:table table:name="Table1" table:style-name="Table1">
        <table:table-column table:style-name="Table1.A"/>
        <table:table-column table:style-name="Table1.B"/>
        <table:table-header-rows>
          <table:table-row table:style-name="TableLine94911796487168">
            <table:table-cell table:style-name="Table1.A1" office:value-type="string">
              <text:p text:style-name="Table_20_Heading">Key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 table:style-name="TableLine94911796487168">
          <table:table-cell table:style-name="Table1.A1" office:value-type="string">
            <text:p text:style-name="Table_20_Contents"><text:span text:style-name="Source_20_Text">"chat_session"</text:span></text:p>
          </table:table-cell>
          <table:table-cell table:style-name="Table1.A1" office:value-type="string">
            <text:p text:style-name="Table_20_Contents">Stores the active Gemini chat session created via <text:span text:style-name="Source_20_Text">start_chat()</text:span>, ensuring responses retain context across multiple user queries.</text:p>
          </table:table-cell>
        </table:table-row>
        <table:table-row table:style-name="TableLine94911796487168">
          <table:table-cell table:style-name="Table1.A1" office:value-type="string">
            <text:p text:style-name="Table_20_Contents"><text:span text:style-name="Source_20_Text">"messages"</text:span></text:p>
          </table:table-cell>
          <table:table-cell table:style-name="Table1.A1" office:value-type="string">
            <text:p text:style-name="Table_20_Contents">Keeps a list of the chat history (user questions and model responses) for consistent display and continuity.</text:p>
          </table:table-cell>
        </table:table-row>
      </table:table>
      <text:p text:style-name="Text_20_body"/>
      <text:p text:style-name="Text_20_body">When a new file is uploaded and the <text:span text:style-name="Strong_20_Emphasis">"Start New Chat with this File"</text:span> button is clicked:</text:p>
      <text:list xml:id="list959127403" text:style-name="L12">
        <text:list-item>
          <text:p text:style-name="P15"><text:soft-page-break/>Both <text:span text:style-name="Source_20_Text">chat_session</text:span> and <text:span text:style-name="Source_20_Text">messages</text:span> are reset.</text:p>
        </text:list-item>
        <text:list-item>
          <text:p text:style-name="P15">A new chat session is initialized with a system prompt and confirmation message ("Understood...").</text:p>
        </text:list-item>
      </text:list>
      <text:p text:style-name="Text_20_body"><text:span text:style-name="Strong_20_Emphasis"><text:span text:style-name="Source_20_Text">send_message()</text:span></text:span> is then used to send each new user question to the existing <text:span text:style-name="Source_20_Text">chat_session</text:span>. It ensures the model responds in the context of the prior conversation and the uploaded data.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8T16:18:05.830365901</meta:creation-date>
    <dc:date>2025-07-21T11:19:50.272321568</dc:date>
    <meta:editing-duration>PT7M31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32" meta:word-count="300" meta:character-count="1957" meta:non-whitespace-character-count="1694"/>
  </office:meta>
</office:document-meta>
</file>